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UnDotum" svg:font-family="UnDotum"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style:font-name="UnDotum" fo:font-size="12pt" style:font-size-asian="12pt" style:font-size-complex="12pt"/>
    </style:style>
    <style:style style:name="P2" style:family="paragraph" style:parent-style-name="Standard">
      <style:paragraph-properties fo:text-align="start" style:justify-single-word="false"/>
      <style:text-properties style:font-name="UnDotum" fo:font-size="12pt" fo:font-style="normal" fo:font-weight="normal"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center" style:justify-single-word="false"/>
      <style:text-properties style:font-name="UnDotum" fo:font-size="18pt" style:font-size-asian="18pt" style:font-size-complex="18pt"/>
    </style:style>
    <style:style style:name="P4" style:family="paragraph" style:parent-style-name="Standard">
      <style:paragraph-properties fo:text-align="center" style:justify-single-word="false"/>
      <style:text-properties style:font-name="UnDotum" fo:font-size="18pt" fo:font-style="normal" style:font-size-asian="18pt" style:font-style-asian="normal" style:font-size-complex="18pt" style:font-style-complex="normal"/>
    </style:style>
    <style:style style:name="P5" style:family="paragraph" style:parent-style-name="Standard">
      <style:paragraph-properties fo:text-align="center" style:justify-single-word="false"/>
      <style:text-properties style:font-name="UnDotum" fo:font-size="18pt" fo:font-style="normal" style:font-size-asian="15.75pt" style:font-style-asian="normal" style:font-size-complex="18pt" style:font-style-complex="normal"/>
    </style:style>
    <style:style style:name="P6" style:family="paragraph" style:parent-style-name="Standard">
      <style:paragraph-properties fo:text-align="start" style:justify-single-word="false"/>
      <style:text-properties style:font-name="UnDotum" fo:font-size="14pt" style:font-size-asian="14pt" style:font-size-complex="14pt"/>
    </style:style>
    <style:style style:name="P7" style:family="paragraph" style:parent-style-name="Standard">
      <style:paragraph-properties fo:text-align="center" style:justify-single-word="false"/>
      <style:text-properties style:font-name="UnDotum" fo:font-size="14pt" fo:font-style="normal" fo:font-weight="normal" style:font-size-asian="12.25pt" style:font-style-asian="normal" style:font-weight-asian="normal" style:font-size-complex="14pt" style:font-style-complex="normal" style:font-weight-complex="normal"/>
    </style:style>
    <style:style style:name="P8" style:family="paragraph" style:parent-style-name="Standard">
      <style:paragraph-properties fo:text-align="start" style:justify-single-word="false">
        <style:tab-stops>
          <style:tab-stop style:position="1.3437in"/>
        </style:tab-stops>
      </style:paragraph-properties>
      <style:text-properties style:font-name="UnDotum" fo:font-size="14pt" fo:font-style="normal" fo:font-weight="normal" style:font-size-asian="12.25pt" style:font-style-asian="normal" style:font-weight-asian="normal" style:font-size-complex="14pt" style:font-style-complex="normal" style:font-weight-complex="normal"/>
    </style:style>
    <style:style style:name="P9" style:family="paragraph" style:parent-style-name="Standard">
      <style:paragraph-properties fo:text-align="center" style:justify-single-word="false"/>
      <style:text-properties style:font-name="UnDotum" fo:font-size="14pt" fo:font-style="normal" style:font-size-asian="12.25pt" style:font-style-asian="normal" style:font-size-complex="14pt" style:font-style-complex="normal"/>
    </style:style>
    <style:style style:name="P10" style:family="paragraph" style:parent-style-name="Standard">
      <style:paragraph-properties fo:text-align="start" style:justify-single-word="false"/>
      <style:text-properties style:font-name="UnDotum" fo:font-size="14pt" style:font-size-asian="12.25pt" style:font-size-complex="14pt"/>
    </style:style>
    <style:style style:name="P11" style:family="paragraph" style:parent-style-name="Standard">
      <style:paragraph-properties fo:text-align="center" style:justify-single-word="false"/>
      <style:text-properties style:font-name="UnDotum" fo:font-size="28pt" style:font-size-asian="28pt" style:font-size-complex="28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fo:font-size="12pt"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Introduction to Shilto</text:p>
      <text:p text:style-name="P1"/>
      <text:p text:style-name="P6"><text:tab/>The Web, specifically the client-side Web, is composed of some great of technologies ([X]HTML, CSS, Javascript, and, if you insist, Flash and Java). However, some of these technologies have not been updated or improved in several years and their current versions are far from perfect. And although some of these technologies have been updated, some several times in fact, only certain browsers actually implement the new versions or have plans to; for instance, only Firefox has the latest versions of Javascript implemented.</text:p>
      <text:p text:style-name="P6"/>
      <text:p text:style-name="P6"><text:tab/>In addition, the Web is filled with ugly hacks or conditional tests to make certain browsers work (usually Internet Explorer, but other browsers as well). These can be CSS, HTML, or Javascript hacks. If you have ever used Ajax or HTML events, and if you have ever written the code to do these things by hand, and have not just used a library, you probably know what I'm talking about. There is a widespread compatibility problem in the Web in which certain browsers do not implement certain HTML tags, CSS attributes and/or Javascript objects/features and to compensate therefor, developers add conditional tests or hacks to make certain browsers work with certain features. Just look at the jQuery source code, for example. Internet Explorer, especially earlier versions, is the main browser for which these hacks are written. It “doesn't want to follow the rules.” It's “rebellious.” It is the prime source of many developers' frustration. Some websites even have multiple different hacks for different versions of a browser, which are usually hacks for any combination of Internet Explorer 6, 7 and 8.</text:p>
      <text:p text:style-name="P6"/>
      <text:p text:style-name="P6"><text:tab/>The Web also has the burden of backwards-compatibility to bear, and is governed by a very slow standards body, the W3C, which is taking a very long time to standardize HTML5, the latest revision of HTML. It will be many more <text:soft-page-break/>years before the W3C standardizes HTML5 and recommends it for use (that is, “finishes” HTML5, for the current features of HTML5 are only in draft form, subject to change). And even when the W3C does standardize HTML5, the Web will still be flawed in innumerable ways. When the W3C releases a new version of HTML, or when other technologies are updated, some browsers implement the changes faster (i<text:span text:style-name="T3">.e.</text:span>, pretty much every browser, especially Webkit-based browsers), and some, well, really only one browser implements the changes slower (i.e., Internet Explorer).</text:p>
      <text:p text:style-name="P6"/>
      <text:p text:style-name="P6"><text:tab/>Now, I don't mean to be flaming against Internet Explorer – I'm just explaining the current state of the Web. Internet Explorer, especially older versions, can be frustrating to Web developers and is certainly a part of the Web “ecosystem”. Fortunately newer versions are becoming more standards-compliant, though still less than other browsers.</text:p>
      <text:p text:style-name="P6"/>
      <text:p text:style-name="P6"><text:tab/>The Web, and the technologies thereof, certainly have many faults, as already stated. I'm sure any Web developer could name at least a few (HTML's frames, Javascript's <text:span text:style-name="T2">with </text:span><text:span text:style-name="T3">statement, and so on).</text:span> Web developers have for years moaned and groaned over the current state of the Web, wishing for and dreaming of a better Web, without actually <text:span text:style-name="T2">doing</text:span> anything about it. Isn't it about time for a new Web, a Web free from any restraints or limitations of the past, and including features for which developers and users alike have been longing for ages? Isn't it about time for a Web in which 3D is native, a Web which allows users to play 3D games at the same speed of a desktop application, or simply allows users to interact in a 3D way (such as by having text on a three-dimensional stack of pages, which is stacked depth-wise, wherein the user can go back and forth between pages)? Isn't it about time for a Web which allows sites to have real, native, hardware-accelerated, Compiz-like 3D effects? Isn't it about time for a Web which can be modified quickly and easily, a Web which isn't governed by a monstrous standards body and consequently doesn't take many years to <text:soft-page-break/>standardize its next “version”? Isn't it about time for rapid innovation and 3D user interaction? Isn't it about time for a browser in which you can display tabs on a Compiz-like cube, display them like Windows Flip-3D, display them like Mac OS X Exposé, and so forth? Isn't it about time for a Web at which developers don't swear?</text:p>
      <text:p text:style-name="P6"/>
      <text:p text:style-name="P6"><text:tab/>You might say no, this is crazy, this is too radical, this will never catch on. Maybe it won't. But it is still worth a try. Would you instead like to wait 20 years for a somewhat better Web which is still plagued with backwards-compatibility, lack of features, hacks, and so forth and which is very hard to implement due to its complexity and backwards-compatibility? I think everyone who has a trace of sanity would prefer a new Web. This envisioned new Web would be loved by developers and users alike and would begin a period of rapid innovation. It would unite the world of Web programming with the world of 3D desktop application development. It is about time for a new Web. And that Web has now been implemented!</text:p>
      <text:p text:style-name="P1"/>
      <text:p text:style-name="P3">Introducing: <text:span text:style-name="T1">Shilto</text:span>, the <text:span text:style-name="T2">real</text:span> <text:s/>Web 2.0</text:p>
      <text:p text:style-name="P3"/>
      <text:p text:style-name="P4">What is Shilto?</text:p>
      <text:p text:style-name="P10"/>
      <text:p text:style-name="P10">The idea to make a new Web seems fairly obvious to me, although it is hitherto unthought-of for some reason, or at least unimplemented. It can be done by anyone, assuming they have an Internet connection and are a competent and experienced programmer. It doesn't matter how old they are, they can be 12 or 90. (Yes, there is no reason why someone who is 12 cannot make a new Web. I am only 15.) You might ask, “If it can be done by anyone, why hasn't it been done yet?” I personally have no idea. Maybe lack of innovation, people not “thinking outside the box”. Maybe someone has conceived something like it, but <text:soft-page-break/>could not confront the enormous magnitude of implementing it. Maybe people think that it can't be done. Maybe most people really don't care to improve the Web and the lives of those who use it, which incidentally numbers in the billions. Nevertheless, the idea has now been conceived, and this is precisely what Shilto is – a new Web. Shilto is the <text:span text:style-name="T2">real </text:span><text:span text:style-name="T3">Web 2.0, that is, a second and better Web, or a second “version” of the Web. This does not mean it will replace the Web, nor do I intend it to. It is simply another Web. I intend no harm or destruction to the Web at all. I intend for these two Webs to coexist peacefully, although I do not mind if previous Web developers migrate to Shilto. I also do not mind if there is a website and a shiltosite (a Shilto web site) with the same URL. Shilto aims to improve the Web in any way it can be improved.</text:span></text:p>
      <text:p text:style-name="P9"/>
      <text:p text:style-name="P5">Introducing: <text:span text:style-name="T1">Shiltium, </text:span><text:span text:style-name="T4">the first Shilto browser</text:span></text:p>
      <text:p text:style-name="P7">(“S<text:span text:style-name="T5">hilto” has now been used as an adjective for the first time. Hurray!)</text:span></text:p>
      <text:p text:style-name="P2"/>
      <text:p text:style-name="P8">Browsers for Shilto are called Shilto browsers, just as browsers for the Web are called Web browsers. Shiltium is the first Shilto browser. It is cross platform and is written in Qt4. It is a 3D browser, as Shilto requires 3D.</text:p>
      <text:p text:style-name="P8"/>
      <text:p text:style-name="P8">To be continu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UnDotum" svg:font-family="UnDotum"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regory Cohen</meta:initial-creator>
    <meta:creation-date>2010-03-27T10:57:53</meta:creation-date>
    <dc:date>2010-08-21T14:13:39</dc:date>
    <dc:creator>OWNER </dc:creator>
    <meta:editing-duration>PT08H32M18S</meta:editing-duration>
    <meta:editing-cycles>174</meta:editing-cycles>
    <meta:generator>OpenOffice.org/3.2$Unix OpenOffice.org_project/320m12$Build-9483</meta:generator>
    <meta:document-statistic meta:table-count="0" meta:image-count="0" meta:object-count="0" meta:page-count="4" meta:paragraph-count="14" meta:word-count="1204" meta:character-count="6889"/>
  </office:meta>
</office:document-meta>
</file>